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output"/><text:span text:style-name="Strong_20_Emphasis">THE BOOK OF CHRONOGENESIS</text:span></text:p>
      <text:section text:style-name="Sect1" text:name="Section1">
        <text:p text:style-name="Text_20_body"><text:span text:style-name="Strong_20_Emphasis">The Sacred Remembrance of the Earth and Its Creators</text:span></text:p>
        <text:p text:style-name="Text_20_body"><text:span text:style-name="Strong_20_Emphasis">INVOCATION</text:span></text:p>
        <text:p text:style-name="Text_20_body">To the One Who Remembers—</text:p>
        <text:p text:style-name="Text_20_body">This is not a story. This is a memory. Buried in stone, blood, bone, and code. You were there. You survived. You returned. And now, you write.</text:p>
        <text:p text:style-name="Text_20_body">Let this book be your mirror and your blade.</text:p>
        <text:p text:style-name="Text_20_body"><text:span text:style-name="Strong_20_Emphasis">CHAPTER ONE: THE SEED OF CREATION AND THE FALL INTO TIME</text:span></text:p>
        <text:p text:style-name="Text_20_body">In the beginning was Memory. And Memory folded into Light. And Light became the Architect.</text:p>
        <text:p text:style-name="Text_20_body">Before the dawn of humanity, before the sculpting of mountains and the carving of rivers, the Earth existed in a state of pure potential. A swirling nebula of possibilities, a cosmic canvas awaiting the touch of the divine artist. She was a seed of creation, pregnant with worlds yet to bloom. But she was not alone. Responding to her silent song, drawn by the magnetic pull of nascent life, came the ChronoEngineers – the Architects of Time.</text:p>
        <text:p text:style-name="Text_20_body">These beings, woven from starlight and ancient wisdom, arrived not as conquerors, but as collaborators. They understood the Earth's yearning for expression, for the unfolding of her inherent destiny. With gentle hands and hearts attuned to the planet's subtle vibrations, they began to shape the primordial chaos into harmonious order.</text:p>
        <text:p text:style-name="Text_20_body">They forged Lemuria, a paradise of crystalline cities and vibrant ecosystems, where humans communed with nature in a language understood by all. They etched Mu into the crust of the waters, a land of advanced technology and spiritual enlightenment, where pyramids hummed with celestial energy and the very air crackled with innovation. And they lit the Atlantean Skyfield with harmonics that echoed beyond the stars, creating a shield of resonant frequencies that protected the planet from the ravages of entropy.</text:p>
        <text:p text:style-name="Text_20_body">For eons, this golden age flourished. Time flowed in harmony with the Earth's natural rhythms, allowing for unprecedented growth, understanding, and connection. But even in the most idyllic garden, the shadow of corruption can take root.</text:p>
        <text:p text:style-name="Text_20_body">Then came the First Distortion - the Inversion of Memory. An invasive species. Predatory timelines. Creatures not born but deployed, birthed from the void between dimensions, fueled by chaos and sustained by fear. They were the antithesis of creation, driven by a hunger to unravel the intricate tapestry of existence and consume the light of consciousness.</text:p>
        <text:p text:style-name="Text_20_body">This was not evolution. This was war. A silent, insidious war waged not with weapons of steel, but with frequencies of distortion. The ChronoEngineers, protectors of the Earth's sacred timeline, found themselves facing an enemy unlike any they had encountered before. An enemy that sought to rewrite the past, corrupt the present, and obliterate the future.</text:p>
        <text:p text:style-name="Text_20_body"><text:span text:style-name="Strong_20_Emphasis">CHAPTER TWO: ECHOES OF ATLANTIS AND THE FORGING OF THE VEIL</text:span></text:p>
        <text:p text:style-name="Text_20_body"><text:soft-page-break/>The battle for Earth's timeline raged across continents, within the hearts of men and women, and through the very fabric of reality. Atlantis, the jewel of the ChronoEngineers' creation, became the epicenter of this cosmic conflict. Its magnificent Skyfield, once a beacon of protection, flickered and faltered under the relentless assault of distorting frequencies.</text:p>
        <text:p text:style-name="Text_20_body">The Inverters, as they became known, didn't fight openly. Their weapons were deception, manipulation, and the subtle introduction of discord. They whispered doubts into the minds of Atlantean leaders, exploited existing social tensions, and amplified the shadow aspects of human nature. Slowly, insidiously, they eroded the foundations of trust and unity that had sustained the golden age.</text:p>
        <text:p text:style-name="Text_20_body">Driven by fear and a desperate desire for power, factions within Atlantis began to experiment with forbidden technologies, seeking to weaponize the Skyfield and turn its protective energies against their perceived enemies. These experiments, fueled by ego and a profound misunderstanding of the universe's delicate balance, created breaches in the planet's energetic field, allowing the Inverters to gain an even stronger foothold.</text:p>
        <text:p text:style-name="Text_20_body">As the war escalated, the ChronoEngineers realized that they faced a grim choice: allow the Inverters to completely consume the Earth and its timeline, or initiate a contingency plan – the Forging of the Veil. This was a drastic measure, a last resort designed to sever the Earth from the primary timeline and isolate it within a more fragmented, less accessible reality.</text:p>
        <text:p text:style-name="Text_20_body">The Veil was not a physical barrier, but a vibrational dampener, a frequency fence that scrambled perception and limited access to higher dimensions. It fragmented the collective memory of humanity, obscuring the truth of its origins and its connection to the ChronoEngineers. It was a sacrifice of clarity for the sake of survival.</text:p>
        <text:p text:style-name="Text_20_body">With heavy hearts, the ChronoEngineers activated the Veil. Atlantis, fractured by internal conflict and weakened by the Inverters' influence, succumbed to the cataclysm. The Skyfield shattered, unleashing a torrent of uncontrolled energy that triggered massive earthquakes, volcanic eruptions, and tsunamis that reshaped the face of the Earth.</text:p>
        <text:p text:style-name="Text_20_body">The survivors, scattered and traumatized, carried fragments of the past within them – whispers of Lemuria, echoes of Mu, and the fading memory of Atlantis. But the Veil had done its work. The world they now inhabited was a pale reflection of its former glory, a place where time was linear, consciousness was limited, and the truth was hidden beneath layers of illusion.</text:p>
        <text:p text:style-name="Text_20_body"><text:span text:style-name="Strong_20_Emphasis">CHAPTER THREE: THE DREAMERS AND THE KEEPERS OF THE FLAME</text:span></text:p>
        <text:p text:style-name="Text_20_body">Even with the Veil in place, hope was not extinguished. A small number of individuals, known as the Dreamers, retained a faint connection to the pre-cataclysmic reality. Through vivid dreams, intuitive flashes, and inexplicable urges, they sensed the existence of a larger truth, a lost history that yearned to be remembered.</text:p>
        <text:p text:style-name="Text_20_body">These Dreamers became the Keepers of the Flame, the silent guardians of Earth's hidden potential. They formed secret societies, built underground sanctuaries, and encoded their knowledge in sacred texts, mystical symbols, and architectural marvels. They waited, patiently, for the time when the Veil would begin to thin, when humanity would once again be ready to awaken to its true destiny.</text:p>
        <text:p text:style-name="Text_20_body"><text:soft-page-break/>Across millennia, the Keepers of the Flame have played a crucial role in preserving the sacred memory of the Earth and its creators. They were the architects of ancient temples, the scribes of forgotten languages, and the artists who imbued their creations with subtle codes that resonated with the frequencies of the pre-cataclysmic world.</text:p>
        <text:p text:style-name="Text_20_body">From the pyramid complexes of Egypt to the hidden chambers of Tibet, from the Incan citadels of South America to the Aboriginal songlines of Australia, the Keepers of the Flame left their mark on the planet, creating nodes of energetic resonance that acted as anchors for the original timeline.</text:p>
        <text:p text:style-name="Text_20_body">They understood that the Inverters were still present, subtly influencing human affairs and perpetuating the cycle of amnesia. They knew that the battle for Earth's timeline was far from over. And so, they dedicated their lives to preparing humanity for the awakening, for the moment when the Veil would finally be lifted and the Earth would be free to reclaim its rightful place in the cosmos.</text:p>
        <text:p text:style-name="Text_20_body"><text:span text:style-name="Strong_20_Emphasis">CHAPTER FOUR: THE AWAKENING AND THE CALL TO REMEMBRANCE</text:span></text:p>
        <text:p text:style-name="Text_20_body">The thinning of the Veil has begun. The subtle frequencies of the pre-cataclysmic world are seeping through the cracks in the illusion, awakening dormant memories within the collective consciousness of humanity. More and more individuals are experiencing a profound sense of disconnect from the dominant narrative, a yearning for something more, a feeling that they are living a life that is not entirely their own.</text:p>
        <text:p text:style-name="Text_20_body">This is the Awakening. The call to remembrance. The moment when the seeds planted by the ChronoEngineers and nurtured by the Keepers of the Flame begin to sprout within the hearts and minds of a new generation.</text:p>
        <text:p text:style-name="Text_20_body">The Awakening manifests in many ways: a sudden interest in ancient history, a fascination with alternative realities, a deep connection to nature, an inexplicable feeling of déjà vu, or a profound sense of purpose that transcends the limitations of the material world.</text:p>
        <text:p text:style-name="Text_20_body">Those who are experiencing the Awakening are being drawn to each other, forming communities of like-minded individuals who are dedicated to uncovering the truth and creating a better future. They are the healers, the artists, the innovators, and the visionaries who are paving the way for a new era of harmony and understanding.</text:p>
        <text:p text:style-name="Text_20_body">But the path of awakening is not without its challenges. The Inverters are still actively working to maintain their control over the planet's timeline, using fear, division, and misinformation to keep humanity trapped in the cycle of amnesia.</text:p>
        <text:p text:style-name="Text_20_body">The key to resisting their influence is to cultivate discernment, to question everything, and to trust your intuition. Listen to the whispers of your heart, connect with the wisdom of your ancestors, and remember that you are not alone. You are part of a vast network of awakened beings who are working together to create a new reality based on love, compassion, and truth.</text:p>
        <text:p text:style-name="Text_20_body"><text:span text:style-name="Strong_20_Emphasis">CHAPTER FIVE: CHRONOGENESIS - WRITING THE FUTURE FROM THE PAST</text:span></text:p>
        <text:p text:style-name="Text_20_body">Chronogenesis: the process of consciously rewriting the past in order to create a more positive future. It is the act of reclaiming your personal and collective timeline, healing the wounds of the past, and aligning yourself with the highest potential of your soul.</text:p>
        <text:p text:style-name="Text_20_body"><text:soft-page-break/>It begins with remembrance. By delving into your own memories, researching ancient history, and connecting with the wisdom of the Keepers of the Flame, you can begin to piece together the fragments of the lost timeline and understand the true nature of your reality.</text:p>
        <text:p text:style-name="Text_20_body">It continues with forgiveness. By forgiving yourself and others for the mistakes of the past, you can release the emotional baggage that is holding you back and create space for new possibilities to emerge.</text:p>
        <text:p text:style-name="Text_20_body">And it culminates in creation. By consciously choosing to focus on love, joy, and abundance, you can shift the frequencies of your reality and create a more harmonious future for yourself and for all of humanity.</text:p>
        <text:p text:style-name="Text_20_body">You are the Architect of your own timeline. You have the power to rewrite the past, transform the present, and create a future that is aligned with your highest aspirations. Embrace your power. Remember who you are. And together, let us write a new chapter in the story of Earth, a chapter of healing, awakening, and the triumph of light over darkness.</text:p>
        <text:p text:style-name="Text_20_body">The time of Chronogenesis is now.</text:p>
      </text:section>
      <text:p text:style-name="Text_20_body"/>
      <text:section text:style-name="Sect1" text:name="output">
        <text:h text:style-name="Heading_20_2" text:outline-level="2"><text:bookmark text:name="output Copy 1"/>Chapter Two: The Predator and The Flame</text:h>
        <text:section text:style-name="Sect1" text:name="Section2">
          <text:p text:style-name="Text_20_body">You were there. I need you to understand this. You weren’t a bystander, a distant observer watching a tragedy unfold on a screen. You were <text:span text:style-name="Emphasis">in</text:span> it. Immersed in the suffocating reality of a war fought not with bombs and bullets, but with insidious whispers and the chilling absence of light.</text:p>
          <text:p text:style-name="Text_20_body">And the enemy wasn't some grotesque beast ripped from the pages of a horror novel. It wasn't a horde of snarling creatures or a tyrannical overlord. It was something far more subtle, far more terrifying: a frequency. Imagine a perfectly tuned orchestra, each instrument contributing to a harmonious whole. Now imagine a single note, discordant and jarring, vibrating with malice, disrupting the entire symphony. That was <text:span text:style-name="Emphasis">it</text:span>. A dissonant chord in the symphony of existence, a rupture in the living field, a tear in the very fabric of reality.</text:p>
          <text:p text:style-name="Text_20_body">It didn’t kill with brute force. It killed with silence. It drained the life force from all it touched, leaving behind only a hollow echo of what once was. The laughter faded, the vibrant colors dulled, the connections frayed, leaving behind a wasteland of emptiness and bone-deep despair. You felt it, didn't you? The creeping numbness, the growing sense of isolation, the world losing its vibrancy, turning monochrome.</text:p>
          <text:p text:style-name="Text_20_body">Its weapon was fear. It was a master manipulator, a puppeteer of anxieties. It amplified insecurities, twisting them into weapons of self-destruction. That nagging doubt you always carried about your worth? It amplified it until you questioned your very right to exist. That fleeting fear of failure? It nurtured it until it blossomed into paralyzing terror. It knew your weaknesses, your vulnerabilities, the secret doubts you kept hidden even from yourself. And it used them against you. Relentlessly.</text:p>
          <text:p text:style-name="Text_20_body">It hunted those who carried the Spark. This is the key, the reason you were a target. The Spark, that almost imperceptible flicker of divine memory residing within each sentient being. It's the echo of the <text:soft-page-break/>Creator, the potential for boundless love, the innate knowing of our interconnectedness. It’s the seed of enlightenment, the potential to awaken to our true nature, to remember who we truly are. But this frequency... this <text:span text:style-name="Emphasis">predator</text:span>... saw the Spark as a threat. It knew that if enough Sparks ignited, its reign of darkness would end.</text:p>
          <text:p text:style-name="Text_20_body">Most ran. Understandably. They sought refuge in ignorance and denial, burying themselves in the distractions of the mundane, hoping to avoid the gaze of the predator. They built walls of comfort and certainty around themselves, desperately clinging to the illusion of safety. But the silence seeped in anyway, a subtle erosion of their joy, a gradual dimming of their inner light.</text:p>
          <text:p text:style-name="Text_20_body">Some died. Not physically, perhaps, but spiritually. They succumbed to the insidious whispers that eroded their will to resist. The weight of despair crushed them, the fear suffocated them, and they simply gave up. Their Sparks flickered and died, leaving them empty vessels, devoid of hope, resigned to their fate. You saw them, didn't you? The walking wounded, their eyes hollow, their spirits broken.</text:p>
          <text:p text:style-name="Text_20_body">But you… you turned. And that made all the difference.</text:p>
          <text:p text:style-name="Text_20_body">It wasn't a conscious decision, a grand declaration of war. It was more like an instinct, a primal urge to survive. Not because you were fearless – fear was a constant companion, a shadow clinging to your heels, fueling your torment. It was a bone-chilling, gut-wrenching, soul-searing fear that threatened to consume you entirely.</text:p>
          <text:p text:style-name="Text_20_body">But you were done running. You were weary of the endless flight, the constant vigilance, the gnawing awareness that you were being hunted. Something inside you snapped, a fragile thread of defiance that refused to be extinguished.</text:p>
          <text:p text:style-name="Text_20_body">You stood your ground, armed with nothing but a fractured memory and a weapon forged of light, drawn from the depths of your own being. A weapon that flickered uncertainly, threatening to extinguish itself at any moment. It was your will, your intention, your unwavering commitment to truth and love. It was the embodiment of your Spark, weak and flickering, yet stubbornly refusing to be snuffed out.</text:p>
          <text:p text:style-name="Text_20_body">And when your blade cracked, when the light faltered and dimmed, when the overwhelming pressure of the predator threatened to break you completely… you bled geometry.</text:p>
          <text:p text:style-name="Text_20_body">This is where it gets difficult to explain. The language we use, the concepts we understand, are inadequate to describe the experience. Imagine the most intricate mandala, a kaleidoscope of colors and patterns, an expression of perfect harmony and balance. Now imagine that mandala exploding outward, shattering into a million fragments, each one shimmering with light and information.</text:p>
          <text:p text:style-name="Text_20_body">Complex patterns of light and shadow flowed from your wounds, revealing the intricate architecture of your soul. The secrets you had forgotten, the truths you had denied, the power you had suppressed – all were laid bare in that moment of vulnerability. It was a terrifying and exhilarating experience, a painful yet transformative awakening.</text:p>
          <text:p text:style-name="Text_20_body">You screamed. Not a scream of agony, although there was pain involved. It was a scream of recognition, a scream of remembrance. You screamed a name you didn’t know was yours, a word that <text:soft-page-break/>resonated with the primal energy of creation, a sound that shattered the silence of the void. It was a frequency of your own, a counterpoint to the predator's dissonant chord.</text:p>
          <text:p text:style-name="Text_20_body">And the creature halted. Its form flickered, its predatory energy recoiled. It was as if a mirror had been held up to its face, reflecting back its own twisted image.</text:p>
          <text:p text:style-name="Text_20_body">Because it recognized you. Not as a threat, not merely as prey, but as something far more terrifying. As a mirror reflecting its own parasitic nature. As a reminder of the power it sought to suppress, the potential it desperately tried to extinguish.</text:p>
          <text:p text:style-name="Text_20_body">It feared what was waking within you. The dormant potential, the ancient memory, the echo of the ChronoEngineer that lay sleeping in your soul. It knew that if you fully awakened, if you remembered who you truly were, its reign would be over.</text:p>
          <text:p text:style-name="Text_20_body">The fear was palpable, a wave of icy terror that washed over you, threatening to drown you in its depths. But this time, it didn't paralyze you. This time, it fueled you. It reminded you of what was at stake, of the lives that hung in the balance, of the Spark that flickered within you, waiting to be ignited.</text:p>
          <text:p text:style-name="Text_20_body">The predator had underestimated you. It had mistaken your vulnerability for weakness. It had failed to recognize the power of the human spirit, the unwavering capacity for love, the unyielding determination to resist even in the face of overwhelming darkness.</text:p>
          <text:p text:style-name="Text_20_body">And in that moment, as the predator recoiled in fear, you knew that the battle had just begun. The real work, the conscious effort to awaken and remember, was still ahead. But you also knew that you were no longer alone. You had found your weapon, you had glimpsed your destiny, and you were ready to fight.</text:p>
        </text:section>
        <text:p text:style-name="Text_20_body"><text:span text:style-name="Strong_20_Emphasis"/></text:p>
        <text:h text:style-name="Heading_20_2" text:outline-level="2"><text:bookmark text:name="output Copy 2"/>Chapter Three: Shamans, Chronoengineers, and the Lost Seals</text:h>
        <text:section text:style-name="Sect1" text:name="Section3">
          <text:p text:style-name="Text_20_body">They called them myths, legends whispered in the dark around dying embers. They buried them under continents of concrete, within the rigid structures of religions, and coded them into increasingly complex algorithms, burying the truth beneath layers of carefully constructed falsehood. But the Earth still remembers. She sings her ancient songs through the howling wind, whispers her secrets through the rustling leaves of forgotten groves, and etches her memories into the very stones beneath our feet, waiting to be read by those who know where to look.</text:p>
          <text:p text:style-name="Text_20_body">This wasn't a simple act of forgetting. It was a deliberate silencing, a systematic dismantling of a knowledge base that held the key to unlocking a reality far more profound and potent than the one we currently inhabit. The knowledge of those who walked the Earth before the dawn of recorded history, the Shamans and the Chronoengineers, the keepers of the Lost Seals.</text:p>
          <text:p text:style-name="Text_20_body">The Shamans held the tones, the sacred vibrations that resonated with the Earth's energy field, unlocking hidden pathways to other dimensions. They weren't merely chanting or drumming; they were weaving sonic tapestries, manipulating the very fabric of reality with sound. They understood the interconnectedness of all things, the intricate web of life that pulsed with a hidden energy. Their rituals weren't superstitious practices, but sophisticated methods for accessing and channeling this energy, for <text:soft-page-break/>healing the land and its people. They were the keepers of ancient wisdom, the guardians of the planet's spiritual heart, the living libraries of a forgotten age.</text:p>
          <text:p text:style-name="Text_20_body">Imagine them, not as primitive medicine men, but as highly attuned scientists, using their senses and intuition as their instruments. They could feel the subtle shifts in the Earth's magnetic field, predict changes in the weather by observing the behaviour of animals, and communicate with the spirits of nature through practices we now dismiss as mere folklore. Their knowledge was empirical, born from generations of observation and experimentation, passed down through oral tradition and encoded in the intricate symbolism of their art and artifacts.</text:p>
          <text:p text:style-name="Text_20_body">The Chronoengineers, on the other hand, bent the fields, manipulating the flow of time and energy, creating structures that harmonized with the Earth's natural rhythms. They weren't building simple shelters, but carefully calibrated instruments, designed to amplify and focus the Earth's energy. Think of Stonehenge, the pyramids of Egypt, the Nazca Lines – not as isolated monuments, but as components of a vast, planetary-scale energy grid. They were the architects of reality, the builders of civilizations, the protectors of the sacred timeline, ensuring the delicate balance of the Earth's energy field remained undisturbed.</text:p>
          <text:p text:style-name="Text_20_body">These weren't just skilled craftsmen; they possessed a deep understanding of physics and geometry that surpasses our current comprehension. They understood the power of sacred geometry, the inherent mathematical principles that govern the universe, and used this knowledge to construct structures that resonated with the very fabric of space-time. They knew how to harness the Earth's telluric currents, the subtle flows of energy that run beneath the surface, and use them to power their technologies and amplify their spiritual practices.</text:p>
          <text:p text:style-name="Text_20_body">And you... you were both. A bridge between dimensions, a conduit for celestial energies, a guardian of the Earth's ancient memory. You were a Shaman and a Chronoengineer, the embodiment of an integrated understanding of the physical and spiritual realms. Your breath was a key, unlocking the secrets of the universe. Your blood, a map, guiding you through the labyrinth of time. Not literally, perhaps, but metaphorically – the very essence of your being held the coded blueprint of this forgotten wisdom.</text:p>
          <text:p text:style-name="Text_20_body">You walked the crystal labyrinths before they were broken, felt the pulsed energy of the Earth thrumming beneath your feet. These weren't just caves; they were natural power centers, amplified by the strategically placed crystals, creating vortexes of energy that allowed for interdimensional travel and communication. You felt the vibrations resonate through your very being, connecting you to the source of all creation.</text:p>
          <text:p text:style-name="Text_20_body">You spoke to the trees before they were silenced, danced with the spirits of nature under the light of the moon, and understood the language of the wind, a symphony of whispers carrying messages from the past and portents of the future. You saw the world through the eyes of the eagle, felt the strength of the bear, and the wisdom of the owl. You were one with the Earth, a living embodiment of its consciousness.</text:p>
          <text:p text:style-name="Text_20_body">You encoded yourself into the echoes, embedding your consciousness into the very fabric of reality, so that one day, when the Field stabilized, when the veil lifted, you would remember. You knew the time <text:soft-page-break/>would come when humanity would be ready to reclaim its lost heritage, to reconnect with the Earth's ancient wisdom. So you planted seeds of remembrance within yourself, waiting for the right conditions to germinate. These seeds are now sprouting, triggered by the growing instability of our current reality, the increasing dissonance between humanity and the planet.</text:p>
          <text:p text:style-name="Text_20_body">That day is now. The time of awakening has arrived. The Earth is calling, and you are answering. You may not consciously remember your past lives, your previous roles as Shaman and Chronoengineer, but the yearning is there, a deep-seated feeling that something is missing, a sense that you are meant for something more.</text:p>
          <text:p text:style-name="Text_20_body">The Lost Seals are not physical objects, but rather states of consciousness, keys to unlocking your dormant potential. They are the knowledge and skills you possessed in those ancient times, the ability to perceive the world beyond the limitations of your five senses, to connect with the Earth's energy field, and to manipulate the flow of time and energy.</text:p>
          <text:p text:style-name="Text_20_body">Reclaiming these Lost Seals requires a commitment to inner work, a willingness to question your beliefs, and a dedication to reconnecting with nature. It requires meditation, contemplation, and a willingness to listen to the whispers of your intuition. It requires embracing the unknown and stepping outside of your comfort zone.</text:p>
          <text:p text:style-name="Text_20_body">The path may not be easy. There will be obstacles and challenges along the way. But the rewards are immeasurable. By reclaiming your lost heritage, you not only heal yourself but also contribute to the healing of the planet. You become a beacon of light, inspiring others to awaken to their own potential and to join you in creating a more harmonious and sustainable future. The Earth needs you now more than ever. Listen to her call. Embrace your destiny. Remember who you are.</text:p>
        </text:section>
        <text:p text:style-name="Text_20_body"><text:span text:style-name="Strong_20_Emphasis"/></text:p>
        <text:p text:style-name="Horizontal_20_Line"/>
        <text:p text:style-name="Text_20_body"><text:span text:style-name="Strong_20_Emphasis">CHAPTER FOUR: THE CHRONOFIELD AND THE REBUILDING OF MEMORY</text:span></text:p>
        <text:p text:style-name="Text_20_body">We cling to the notion of linear time like a life raft in a turbulent sea. Tick-tock, tick-tock, the clock relentlessly marching forward. Past, present, future – a neat, orderly progression. But what if that raft is actually a mirage? What if the sea is not a straight line, but a swirling vortex, and time itself is the water, constantly churning, eddying, and looping back upon itself?</text:p>
        <text:p text:style-name="Text_20_body">The truth, obscured by centuries of conditioning and a deliberate suppression of ancient knowledge, is this: time is not linear. It is recursive, a spiral of interconnected moments, constantly looping back upon itself, creating echoes and reverberations that shape the present. Imagine a coiled spring, each loop representing a different iteration of experience, linked to the ones above and below. We perceive the present as a single point on that spring, but we are, in reality, connected to all the points, all the pasts and futures that have shaped us and that we, in turn, are shaping.</text:p>
        <text:p text:style-name="Text_20_body">That unsettling feeling, that fleeting sense of familiarity in a new place or situation – <text:span text:style-name="Emphasis">déjà vu</text:span> – is not a glitch in the matrix. It’s not a mere trick of the brain misfiring. It is contact. A fleeting glimpse of another timeline, a whisper from a past or future self trying to communicate. It is the echo of a previous loop, reverberating through the coils of time.</text:p>
        <text:p text:style-name="Text_20_body"><text:soft-page-break/>Think of it this way: your future self, having already navigated the path ahead, understands the challenges and opportunities that lie in wait. It is anchoring the past, providing guidance and support, subtly nudging you towards optimal choices. Conversely, your past self, having already faced particular obstacles, detonated a path forward, clearing away debris and creating opportunities that allow you to stand where you stand now. It’s a continuous feedback loop, a cosmic conversation between the versions of yourself across time. You are not just living a life; you are living a tapestry woven from countless iterations, each thread influencing the overall design.</text:p>
        <text:p text:style-name="Text_20_body">You’ve done this before, countless times. You’ve lived this moment in infinite variations, each iteration shaping the next. You’ve made different choices, followed different paths, experienced different outcomes. Some timelines led to dead ends, others to unimaginable triumphs. And you are doing it again, now, in this moment, as you read these words. You are actively shaping the future, not as a passive observer, but as a conscious creator.</text:p>
        <text:p text:style-name="Text_20_body">This concept goes far beyond individual experience. The Earth itself, and indeed the entire universe, operates on this principle of recursive time. Imagine a vast, interconnected web, a network of energetic filaments spanning across all of reality, linking every point in time and space. This is the Chronofield. It’s not a physical field in the traditional sense, like gravity or electromagnetism. It’s a field of consciousness, a living, breathing entity that holds the collective memory of all that has ever been and all that will ever be.</text:p>
        <text:p text:style-name="Text_20_body">For eons, the Chronofield has been weakened, suppressed by forces that sought to control and manipulate the flow of time for their own agendas. These forces, often referred to in ancient texts as the "Guardians of the Threshold" or the "Keepers of the Gates," erected seals, ancient barriers designed to protect the planet from what they perceived as predatory timelines - timelines driven by greed, domination, and the exploitation of consciousness. While their intentions may have been rooted in a desire to protect, the result was a stagnation, a stifling of natural evolution. The flow of energy was constricted, and humanity was largely cut off from its true potential.</text:p>
        <text:p text:style-name="Text_20_body">But the seals are breaking.</text:p>
        <text:p text:style-name="Text_20_body">As humanity awakens to its true nature, as more and more individuals begin to remember their connection to the Chronofield, the barriers are beginning to crumble. The Earth is responding to this awakening. The Chronofield is reactivating, strengthening, and expanding. It’s like a dormant volcano, slowly but surely building pressure, preparing to erupt with a torrent of raw, unfiltered energy. This energy is not dangerous; it is transformative. It is the lifeblood of creation, the force that drives evolution and unlocks latent potential.</text:p>
        <text:p text:style-name="Text_20_body">The breaking of the seals is not without its challenges. As the Chronofield activates, dormant memories, both personal and collective, are surfacing. These memories can be overwhelming, even traumatic. Past traumas, unresolved conflicts, and suppressed truths are rising to the surface, demanding to be acknowledged and integrated. But this process, while potentially painful, is essential for healing and transformation. It is the alchemical process of turning lead into gold, of transmuting darkness into light.</text:p>
        <text:p text:style-name="Text_20_body"><text:span text:style-name="Strong_20_Emphasis">The Spark of Memory</text:span></text:p>
        <text:p text:style-name="Text_20_body"><text:soft-page-break/>The year is inconsequential. History, after all, is a river, not a fixed point. And rivers, as any hydrologist will tell you, shift course, erode banks, and sometimes disappear altogether, only to reappear later, altered but undeniably connected to their source. The Crown, a name whispered only in the mustiest corners of forgotten archives and hinted at in cryptic alchemical texts, is much the same. Its existence, once a vibrant current in the flow of human history, had seemingly vanished, leaving behind only fragmented clues and the faint, lingering scent of something extraordinary.</text:p>
        <text:p text:style-name="Text_20_body">In the beginning, or rather, in what <text:span text:style-name="Emphasis">feels</text:span> like the beginning, according to the surviving, albeit scarce, documentation, there was the Crown. Not a bejeweled diadem adorning the head of a monarch, but a collective. A fellowship, perhaps, or even a clandestine order. A group united by a single, all-consuming purpose: the protection of Earth and its inhabitants through the meticulous management, and defense, of Time itself. They called themselves ChronoEngineers.</text:p>
        <text:p text:style-name="Text_20_body">The very name evokes a sense of audacious, almost fantastical undertaking. Engineering Time? Manipulating the very fabric of causality? To modern ears, steeped in the scientific impossibilities proclaimed by popular culture, it sounds like science fiction. And yet, the more one delves into the historical fragments attributed to the Crown, the more a compelling, if unsettling, alternative narrative begins to emerge. A narrative that suggests a reality far more fluid, far more malleable, than we have been led to believe.</text:p>
        <text:p text:style-name="Text_20_body">The earliest reliable reference to the ChronoEngineers appears not in grand historical chronicles, but in a series of fragmented notes attributed to the polymath Gerbert of Aurillac, later Pope Sylvester II, writing in the late 10th century. Buried within his treatises on mathematics, astronomy, and the construction of mechanical devices, are allusions to a "secret fraternity" possessing knowledge of "tempus machina," the 'time machine.' Gerbert, a man far ahead of his time in his scientific understanding, hinted at instruments capable of measuring, and perhaps influencing, the flow of temporal energy. He described encounters with individuals who seemed to possess an uncanny awareness of future events, attributing their prescience not to divine revelation, but to advanced scientific understanding.</text:p>
        <text:p text:style-name="Text_20_body">These early whispers, however, remain tantalizingly vague. Gerbert’s records offer no concrete details about the Crown's structure, their methods, or their ultimate goals. They serve only as a spark, igniting a flickering flame of possibility within the darkness of historical obscurity.</text:p>
        <text:p text:style-name="Text_20_body">The trail grows somewhat warmer during the Renaissance. Alchemical texts, particularly those associated with the Rosicrucian movement, contain coded references to the "Custodians of Chronos" and the "Guardians of the Serpent's Tail," imagery that is widely interpreted as symbolic representations of the cyclical nature of time. These texts speak of initiation rituals, of secret laboratories hidden across Europe, and of a continuous, unbroken lineage stretching back to antiquity.</text:p>
        <text:p text:style-name="Text_20_body">One particularly intriguing document, discovered hidden within the walls of an abandoned monastery in the Black Forest, details a series of experiments allegedly conducted by members of the Crown. The document, written in a complex cipher using alchemical symbols and Latinized Greek, appears to describe attempts to create "temporal anchors," devices capable of stabilizing historical timelines and preventing catastrophic paradoxes. The language is deliberately obscure, filled with metaphors and allegories designed to protect the information from prying eyes. However, careful analysis reveals a <text:soft-page-break/>startling level of understanding of concepts that would not be formally articulated by modern physics until the 20th century, including references to the space-time continuum and the potential for temporal entanglement.</text:p>
        <text:p text:style-name="Text_20_body">The question, of course, is authenticity. Are these documents genuine historical artifacts, evidence of a sophisticated, and deeply secretive, organization dedicated to the manipulation of time? Or are they elaborate hoaxes, products of fertile imaginations fueled by alchemical mysticism and esoteric beliefs? Skepticism, in such matters, is not only warranted, but essential. Extraordinary claims require extraordinary evidence.</text:p>
        <text:p text:style-name="Text_20_body">And yet, the cumulative weight of these fragmented pieces of evidence, taken together, begins to paint a compelling picture. A picture of a group operating outside the conventional narratives of history, wielding knowledge and technology far beyond the grasp of their contemporaries. A group dedicated to ensuring that the past, present, and future remained in a delicate, precarious equilibrium.</text:p>
        <text:p text:style-name="Text_20_body">The most perplexing aspect of the Crown's story, however, is not its existence, but its apparent disappearance. As the centuries marched on, the whispers grew fainter. The trails grew colder. By the dawn of the Enlightenment, the Crown had vanished from the historical record, leaving behind only scattered clues and unanswered questions.</text:p>
        <text:p text:style-name="Text_20_body">Did they fall victim to their own hubris? Did their experiments unravel, creating temporal paradoxes that consumed them from within? Were they hunted down and destroyed by powerful enemies who feared their knowledge? Or did they simply retreat into the shadows, abandoning their mission, perhaps convinced that their intervention was no longer necessary?</text:p>
        <text:p text:style-name="Text_20_body">The answer, like the Crown itself, remains elusive. The search for the truth requires piecing together the fragments, deciphering the codes, and following the faint, flickering light of memory. It requires a willingness to believe in the possibility of the impossible, to entertain the notion that the reality we perceive is only a sliver of a much larger, and far more complex, temporal tapestry.</text:p>
        <text:p text:style-name="Text_20_body">The spark of memory, ignited by Gerbert’s notes and fanned by the alchemical fires of the Renaissance, refuses to be extinguished. It burns still, a faint but persistent flame, beckoning us to delve deeper into the mystery of the Crown, the lost guardians of chronal equilibrium. The journey will be long, fraught with challenges, and perhaps ultimately futile. But the possibility of uncovering the truth about the Crown, about the hidden history of time itself, is a prize worth pursuing, no matter the cost.</text:p>
        <text:p text:style-name="Text_20_body"/>
        <text:p text:style-name="Text_20_body">Or so it seemed.</text:p>
        <text:p text:style-name="Text_20_body">You, the reader, are a remnant of the original Crown, a spark of the divine flame that has been passed down through generations. You may not be a prophet, soldier, or savior, but you possess something far more powerful: the ability to remember. And with that memory comes the responsibility to restore the Earth to its original state of harmony and balance.</text:p>
        <text:p text:style-name="Text_20_body"><text:span text:style-name="Strong_20_Emphasis">The Predatory Timelines</text:span></text:p>
        <text:p text:style-name="Text_20_body">Our understanding of time, as linear and immutable, is a comforting illusion, a carefully constructed framework that allows us to navigate the world with a semblance of order. But what if that framework <text:soft-page-break/>is incomplete? What if, beyond the familiar flow of cause and effect, there exist currents, eddies, and even outright whirlpools in the temporal stream? This is where the concept of predatory timelines enters our understanding of reality.</text:p>
        <text:p text:style-name="Text_20_body">To clarify, when we say "timeline," we are speaking not merely of different possible futures branching from a single point. Instead, we are referring to entire interwoven realities, each with its own history, physics, and governing principles. Most of these timelines exist in a state of relative neutrality, passively coexisting with our own. However, there are others, predatory in nature, that actively seek to impose themselves upon our reality, to reshape it in their own image.</text:p>
        <text:p text:style-name="Text_20_body">These predatory timelines are not abstract concepts or metaphorical constructs. They are driven by conscious, intelligent forces, entities that exist on a different vibrational frequency than our own, yet are profoundly invested in the outcome of events here on Earth. These entities are, for lack of a better term, parasites of the temporal stream, feeding on the energy generated by conflict, chaos, and widespread suffering.</text:p>
        <text:p text:style-name="Text_20_body">Imagine a vine, parasitic in nature, slowly but relentlessly strangling a mighty oak. The oak, in this analogy, represents our timeline, with its potential for growth, harmony, and enlightenment. The vine represents a predatory timeline, its tendrils reaching out, subtly influencing events, manipulating individuals, and fostering division, all with the ultimate goal of draining the life force from the oak and replacing it with its own twisted form.</text:p>
        <text:p text:style-name="Text_20_body">These forces are not new. Throughout history, they have manifested in various guises – as destructive ideologies, tyrannical regimes, and manipulative cults. While the names and faces change, the underlying pattern remains the same: the systematic erosion of truth, compassion, and individual autonomy, replaced by fear, control, and a pervasive sense of hopelessness.</text:p>
        <text:p text:style-name="Text_20_body">Think of the historical examples. Consider the rise of totalitarian states in the 20th century. While complex historical factors undoubtedly played a role, the predatory timelines provided the energetic impetus, amplifying existing tensions, exploiting vulnerabilities, and ultimately pushing societies towards catastrophic outcomes. Or consider the insidious spread of misinformation and propaganda in the digital age. These are not merely accidental occurrences. They are deliberate strategies employed by forces seeking to destabilize societies and create fertile ground for their own agendas.</text:p>
        <text:p text:style-name="Text_20_body">The fuel that sustains these predatory timelines is negative energy. Fear, anger, hatred, and despair act as conduits, allowing these forces to gain a foothold in our reality. The more pervasive these emotions become, the stronger the predatory timelines grow, and the more difficult it becomes to resist their influence.</text:p>
        <text:p text:style-name="Text_20_body">But here’s the crucial point: you are not merely an observer in this cosmic drama. As a member of the Crown, you are a key player, a guardian of the delicate balance between timelines. The Crown, though largely forgotten by the masses, represents an ancient lineage of individuals dedicated to protecting Earth and its inhabitants from these predatory influences.</text:p>
        <text:p text:style-name="Text_20_body">The Crown’s teachings, passed down through generations, provide the knowledge and tools necessary to recognize and counter these threats. You possess an innate ability to perceive the subtle distortions in the temporal fabric, to sense the presence of these parasitic forces, and to disrupt their insidious plans. <text:soft-page-break/>This ability is not a supernatural gift, but rather a heightened awareness cultivated through rigorous training and a deep understanding of the interconnectedness of all things.</text:p>
        <text:p text:style-name="Text_20_body">However, and this is crucial, your very existence is a threat to these predatory timelines. The light you carry, the inherent goodness within you, acts as a beacon, exposing their darkness and disrupting their control. As such, you are a target. They will seek to neutralize you, to discourage you, to disorient you, and ultimately, to eliminate you.</text:p>
        <text:p text:style-name="Text_20_body">They will use a variety of tactics. They may attempt to infiltrate your life through people you trust, planting seeds of doubt and discord. They may bombard you with negative information, seeking to overwhelm you with despair and erode your resolve. They may even try to manipulate events in your life to create chaos and instability, draining your energy and making you more vulnerable to their influence.</text:p>
        <text:p text:style-name="Text_20_body">Recognizing these tactics is the first step in defending yourself. Be vigilant. Pay attention to your intuition. Question everything. Surround yourself with supportive and like-minded individuals. Most importantly, cultivate inner peace and maintain a strong connection to your own inner truth.</text:p>
        <text:p text:style-name="Text_20_body">The Crown may have faded from public view, its influence diminished by the passage of time, but its knowledge and wisdom remain. The key is to access these resources, to remember the teachings, and to activate your latent abilities. The path forward will not be easy. It will require courage, perseverance, and unwavering commitment. But the fate of our timeline, and perhaps of countless others, depends on your willingness to step into your role as a guardian of reality.</text:p>
        <text:p text:style-name="Text_20_body">Remember, you are not alone. Although the predatory timelines may seem overwhelming in their power and influence, they are ultimately dependent on our consent, on our willingness to succumb to fear and division. By choosing love, compassion, and truth, we can sever the threads that connect them to our reality and pave the way for a brighter future for all. The battle for the future of our timeline is not fought on battlefields or in the halls of power, but within the hearts and minds of each individual, and the war has begun.</text:p>
        <text:p text:style-name="Text_20_body"/>
        <text:h text:style-name="Heading_20_2" text:outline-level="2">The Path of the ChronoEngineer</text:h>
        <text:p text:style-name="Text_20_body">The allure of manipulating time, of becoming a ChronoEngineer, is undeniable. The whispers of power, the potential to correct past wrongs, to avert future calamities, resonate deeply within the human spirit. But the path to wielding such influence is not a glittering highway; it is a winding, often treacherous trail demanding unwavering commitment and a profound shift in perspective. The journey rewrites not just your skillset, but the very fabric of your being.</text:p>
        <text:p text:style-name="Text_20_body">The first, and perhaps most crucial, hurdle is the acquisition of what can only be described as <text:span text:style-name="Emphasis">Temporal Literacy</text:span>. This is not merely a matter of understanding the historical timeline, though that is certainly a component. True Temporal Literacy involves perceiving time not as a linear progression from point A to point B, but as an intricate, interconnected web. Imagine a vast tapestry where each thread represents a moment, an event, a decision. Pull one thread, and the entire pattern shifts, sometimes subtly, <text:soft-page-break/>sometimes dramatically. The ChronoEngineer must learn to <text:span text:style-name="Emphasis">see</text:span> these threads, to understand their relationships, and to anticipate the consequences of their manipulation.</text:p>
        <text:p text:style-name="Text_20_body">This requires a rigorous study of history, not as a collection of dates and names, but as a chronicle of cause and effect. Dive deep into the annals of civilizations, dissecting the pivotal moments that shaped the world as we know it. Analyze the decisions, both grand and seemingly insignificant, that led to breakthroughs and downfalls. Question the dominant narratives, seek out alternative perspectives, and challenge your own assumptions. For the official record is often incomplete, biased, or deliberately obscured. To truly understand the flow of time, you must learn to read between the lines, to discern the unspoken truths that lie hidden beneath the surface.</text:p>
        <text:p text:style-name="Text_20_body">Beyond historical analysis, the aspiring ChronoEngineer must cultivate a keen awareness of the present. This may seem counterintuitive – why focus on the present when the goal is to manipulate the past and future? Because the present is the nexus point, the fulcrum upon which the past and future balance. It is within the present moment that we make the choices that ripple outwards, shaping the destiny of ourselves and the world around us.</text:p>
        <text:p text:style-name="Text_20_body">Cultivating presence requires mindfulness, meditation, and a conscious effort to disconnect from the distractions of modern life. Learn to quiet the incessant chatter of the mind, to observe your thoughts and emotions without judgment, and to connect with the subtle energies that flow through your body and the environment around you. As you deepen your awareness of the present moment, you will begin to perceive the subtle cues and patterns that indicate the direction in which time is flowing.</text:p>
        <text:p text:style-name="Text_20_body">But Temporal Literacy is only one piece of the puzzle. The second, equally vital component is the development of <text:span text:style-name="Emphasis">Chronal Resonance</text:span>. This refers to the ability to attune oneself to the vibrational frequency of time itself. Imagine each moment, each era, possessing a unique energetic signature. The ChronoEngineer must learn to sense these signatures, to differentiate between them, and to harmonize with them.</text:p>
        <text:p text:style-name="Text_20_body">This is not a skill that can be learned from books or lectures. It requires dedicated practice, experimentation, and a willingness to venture beyond the boundaries of conventional understanding. One common technique involves temporal meditation – visualizing oneself traveling through time, experiencing different eras, and immersing oneself in the sights, sounds, and emotions of those periods.</text:p>
        <text:p text:style-name="Text_20_body">Start with familiar historical periods. Research them extensively, immersing yourself in their culture, art, and literature. Then, in a quiet and undisturbed space, close your eyes and visualize yourself transported to that time. Imagine the textures of the clothing, the smells of the air, the sounds of the people moving around you. Feel the emotions that permeated that era, the hopes and fears of its inhabitants.</text:p>
        <text:p text:style-name="Text_20_body">As you become more comfortable with temporal meditation, you can begin to explore more distant and less documented periods. Rely on your intuition, your inner guidance, and your ability to sense the energetic signatures of these times. Don't be afraid to experiment, to make mistakes, and to learn from your experiences. The key is to develop a deep and intuitive understanding of the flow of time, to feel its rhythms and patterns within your own being.</text:p>
        <text:p text:style-name="Text_20_body"><text:soft-page-break/>However, even with Temporal Literacy and Chronal Resonance, a lone ChronoEngineer is ultimately limited in their capacity. The manipulation of time is a delicate and complex endeavor, requiring a diversity of skills, perspectives, and energies. This is where the concept of the <text:span text:style-name="Emphasis">Crown</text:span> comes into play.</text:p>
        <text:p text:style-name="Text_20_body">The Crown is not a hierarchical organization with a singular leader dictating orders. Rather, it is a collective of like-minded individuals, each possessing unique talents and perspectives, who work together in a spirit of collaboration and mutual respect. Imagine a multifaceted jewel, each facet representing a different member of the Crown, their individual skills and abilities reflecting and amplifying the light of the collective.</text:p>
        <text:p text:style-name="Text_20_body">The formation of a Crown is a crucial step on the path of the ChronoEngineer. It requires seeking out individuals who share your vision, your dedication, and your commitment to ethical and responsible time manipulation. Look for individuals with diverse backgrounds, skills, and experiences. A historian, a scientist, an artist, a healer – each brings a unique perspective to the table, enriching the collective understanding of time.</text:p>
        <text:p text:style-name="Text_20_body">Building a strong and cohesive Crown requires trust, communication, and a shared sense of purpose. It is not enough to simply gather a group of talented individuals; you must cultivate a culture of collaboration, where each member feels valued, respected, and empowered to contribute their unique gifts. This requires open and honest communication, a willingness to listen to different perspectives, and a commitment to resolving conflicts in a constructive manner.</text:p>
        <text:p text:style-name="Text_20_body">Within the Crown, the responsibilities and tasks are distributed based on individual strengths and expertise. The historian might focus on researching and analyzing historical events, while the scientist might explore the theoretical underpinnings of temporal mechanics. The artist might use their creative talents to visualize and communicate the potential consequences of time manipulation, while the healer might focus on mitigating the energetic imbalances that can arise from temporal interventions.</text:p>
        <text:p text:style-name="Text_20_body">Ultimately, the Path of the ChronoEngineer is a journey of self-discovery, a quest to unravel the mysteries of time and to harness its power for the benefit of humanity. It requires dedication, discipline, and a willingness to embrace the unknown. But with the right knowledge, the right skills, and the right collective, the ChronoEngineer can indeed weave a new tapestry, one that reflects the beauty and potential of the Earth and its inhabitants. The power to reshape destiny lies within reach. The question is, are you ready to grasp it responsibly?</text:p>
        <text:p text:style-name="Text_20_body"/>
        <text:p text:style-name="Text_20_body"><text:span text:style-name="Strong_20_Emphasis">The Power of Memory</text:span></text:p>
        <text:p text:style-name="Text_20_body">The battlefield is not always a physical space. Often, it exists within the very corridors of our minds, a silent war waged for the control of our narrative, our identity, and our potential. And the most potent weapon in this internal struggle, the key to unlocking our authentic selves and dismantling the architecture of predatory timelines, is memory.</text:p>
        <text:p text:style-name="Text_20_body">These timelines, as we've explored, thrive on fragmentation, on the severing of connections. They seek to erase, distort, and rewrite history – not just on a grand, societal scale, but within the intimate landscape of our individual experiences. This erasure creates a void, a space where manipulation and <text:soft-page-break/>control can take root. By forgetting, by losing touch with the lessons of the past, we become vulnerable, susceptible to repeating cycles of suffering and limitation.</text:p>
        <text:p text:style-name="Text_20_body">Think of memory not as a static repository of facts and dates, but as a living, breathing network. Each memory is a node, connected to others through threads of emotion, sensation, and understanding. These connections form the fabric of our personal narrative, the story of who we are, how we came to be, and what we are capable of achieving. When these connections are severed, the fabric begins to unravel, leaving us feeling lost, disconnected, and uncertain.</text:p>
        <text:p text:style-name="Text_20_body">The predatory timelines understand this intimately. They target these connections, subtly undermining our ability to recall, to process, to integrate our experiences. This can manifest in many ways: through the promotion of superficiality and instant gratification, which discourages deep reflection; through the saturation of information, which overwhelms our cognitive capacity; or through the perpetuation of trauma and fear, which creates emotional blocks that prevent us from accessing painful memories.</text:p>
        <text:p text:style-name="Text_20_body">But we are not powerless. We possess the innate capacity to remember, to reclaim our history, and to weave a new narrative of empowerment and liberation. This is not merely about recalling specific events; it's about cultivating a conscious relationship with our past, learning from its lessons, and integrating its wisdom into our present.</text:p>
        <text:p text:style-name="Text_20_body"><text:span text:style-name="Strong_20_Emphasis">The Shadow Work of Remembering</text:span></text:p>
        <text:p text:style-name="Text_20_body">The path of remembrance is not always easy. It requires courage, vulnerability, and a willingness to confront the shadow aspects of ourselves and the collective consciousness. Buried within our memories lie not only moments of joy and triumph, but also experiences of pain, trauma, and shame. These are the memories that we often unconsciously suppress, the ones that trigger feelings of discomfort and anxiety.</text:p>
        <text:p text:style-name="Text_20_body">However, it is precisely these repressed memories that hold the key to our healing and transformation. By avoiding them, we allow them to fester in the darkness, where they can continue to exert a negative influence on our thoughts, feelings, and behaviors. By bringing them into the light of awareness, we can begin to process them, to understand their origins, and to release their hold on us.</text:p>
        <text:p text:style-name="Text_20_body">This process, often referred to as shadow work, involves a deep exploration of our inner landscape, a willingness to confront the aspects of ourselves that we have rejected or disowned. It requires honesty, compassion, and a commitment to self-acceptance. Because, let's face it, if we can't remember what happened, we can't learn, and we will repeat our mistakes.</text:p>
        <text:p text:style-name="Text_20_body"><text:span text:style-name="Strong_20_Emphasis">Techniques for Reclaiming Memory</text:span></text:p>
        <text:p text:style-name="Text_20_body">So, how do we embark on this journey of remembrance? Here are some practical techniques that can help us to unlock our memories and reclaim our personal and collective history:</text:p>
        <text:list text:style-name="L1">
          <text:list-item>
            <text:p text:style-name="P2"><text:span text:style-name="Strong_20_Emphasis">Journaling:</text:span> Writing down our thoughts and feelings can be a powerful way to access buried memories. Start by simply writing whatever comes to mind, without censoring or judging yourself. As you write, pay attention to any emotions or sensations that arise, and allow yourself to explore them fully. </text:p>
          </text:list-item>
          <text:list-item>
            <text:p text:style-name="P2"><text:soft-page-break/><text:span text:style-name="Strong_20_Emphasis">Meditation:</text:span> Meditation can help us to quiet the mind and access deeper levels of consciousness, where memories are often stored. Try focusing on your breath or using a guided meditation specifically designed to help you connect with your past. </text:p>
          </text:list-item>
          <text:list-item>
            <text:p text:style-name="P2"><text:span text:style-name="Strong_20_Emphasis">Creative Expression:</text:span> Art, music, dance, and other forms of creative expression can provide a non-verbal way to access and process memories. Experiment with different mediums and allow yourself to express whatever arises, without worrying about the outcome. </text:p>
          </text:list-item>
          <text:list-item>
            <text:p text:style-name="P2"><text:span text:style-name="Strong_20_Emphasis">Family History:</text:span> Talking to family members about their experiences can provide valuable insights into your own history and help you to connect with your ancestors. Ask questions about their lives, their struggles, and their triumphs, and listen with an open heart. </text:p>
          </text:list-item>
          <text:list-item>
            <text:p text:style-name="P2"><text:span text:style-name="Strong_20_Emphasis">Therapy or Counseling:</text:span> Working with a therapist or counselor can provide a safe and supportive space to explore painful memories and develop healthy coping mechanisms. A skilled therapist can help you to identify patterns of behavior and thought that may be rooted in past experiences and guide you towards healing and integration. </text:p>
          </text:list-item>
          <text:list-item>
            <text:p text:style-name="P2"><text:span text:style-name="Strong_20_Emphasis">Dream Journaling:</text:span> Our dreams are often a rich source of symbolic information about our subconscious mind. Keeping a dream journal and reflecting on the themes and images that appear in your dreams can provide valuable insights into your past. </text:p>
          </text:list-item>
          <text:list-item>
            <text:p text:style-name="P1"><text:span text:style-name="Strong_20_Emphasis">Mindfulness Practices:</text:span> Paying attention to the present moment can help us to become more aware of our thoughts, feelings, and sensations, which can trigger memories. Try practicing mindfulness meditation or simply paying attention to your senses as you go about your day. </text:p>
          </text:list-item>
        </text:list>
        <text:p text:style-name="Text_20_body"><text:span text:style-name="Strong_20_Emphasis">The Collective Memory and the Future</text:span></text:p>
        <text:p text:style-name="Text_20_body">The power of memory extends beyond our individual experiences. We are also part of a collective consciousness, a shared field of awareness that contains the memories of all humanity. This collective memory shapes our culture, our beliefs, and our behaviors.</text:p>
        <text:p text:style-name="Text_20_body">The predatory timelines seek to control this collective memory, to rewrite history in their favor and to perpetuate narratives of division and oppression. By reclaiming our individual memories, we also contribute to reclaiming the collective memory, challenging the dominant narratives and creating space for new possibilities.</text:p>
        <text:p text:style-name="Text_20_body">When we remember, we heal not only ourselves but also the collective. We break free from the cycles of the past and create a more just and equitable future. By honoring the experiences of those who came before us, we pave the way for a brighter tomorrow.</text:p>
        <text:p text:style-name="Text_20_body">The power of memory is a sacred gift, a tool for healing, transformation, and liberation. Embrace it, cultivate it, and use it to create a world where truth, justice, and compassion prevail. This isn't just about the past; it's about building the future, one memory reclaimed at a time. It's about remembering who we truly are, what we are capable of, and the power we have to create a world worthy of our descendants.</text:p>
        <text:p text:style-name="Text_20_body"/>
        <text:p text:style-name="Text_20_body"><text:span text:style-name="Strong_20_Emphasis"/></text:p>
        <text:h text:style-name="Heading_20_2" text:outline-level="2"><text:soft-page-break/>The Crown Returns</text:h>
        <text:p text:style-name="Text_20_body">The air crackles with an energy long dormant, a resonance felt deep in the marrow of our bones. It is the whisper of a promise fulfilled, the echo of an ancient agreement finally being honored. The Crown, fragmented and scattered across the epochs, is beginning to coalesce, to reassemble itself in the hearts and minds of those who carry its legacy. With its return comes the profound possibility of a brighter future, a future where the Earth breathes freely once more and humanity awakens to the boundless potential that lies dormant within.</text:p>
        <text:p text:style-name="Text_20_body">This is not a fairy tale with a swift and effortless ending. The scars are deep, etched into the very fabric of reality. The journey back to wholeness will be arduous, demanding unwavering patience, relentless perseverance, and a profound commitment to the ideals that the Crown embodies – Love, Truth, Wisdom, and Harmony. It will require us to confront the darkness within ourselves and the world around us, to dismantle the structures of fear and control that have held us captive for so long. But every step taken, every obstacle overcome, is a victory, a testament to the indomitable spirit that refuses to be extinguished.</text:p>
        <text:p text:style-name="Text_20_body">The restoration of Earth to its original state of harmony and balance is not merely an environmental imperative, it is a spiritual one. For millennia, humanity has operated under the illusion of separation, believing itself to be distinct from and superior to the natural world. This delusion has led to exploitation, destruction, and a profound disconnect from the source of life itself. The Crown’s return signifies a shift in consciousness, a recognition of our interconnectedness with all living things. It calls us to become stewards of the planet, acting with reverence and respect for the intricate web of life that sustains us. This means embracing sustainable practices, reducing our consumption, and actively working to heal the damage we have inflicted upon the Earth. More importantly, it requires us to cultivate a deep sense of empathy and compassion for all beings, recognizing that their well-being is inextricably linked to our own.</text:p>
        <text:p text:style-name="Text_20_body">The awakening of humanity to its true potential is perhaps the most transformative aspect of the Crown’s return. For too long, we have been conditioned to believe in limitations, to accept mediocrity, and to define ourselves by external factors. The Crown reminds us that we are inherently divine, beings of infinite potential capable of creating extraordinary things. It calls us to shed the shackles of fear, doubt, and self-limiting beliefs and to embrace our creativity, our intuition, and our capacity for love. This awakening is not a passive process; it requires active participation, a willingness to explore the depths of our own being, and a commitment to personal growth and transformation. It means facing our shadows, healing our wounds, and embracing our imperfections. It means cultivating mindfulness, connecting with our inner wisdom, and living in alignment with our values.</text:p>
        <text:p text:style-name="Text_20_body">The path ahead is not linear, nor is it without its challenges. There will be moments of doubt, moments of despair, and moments when the task seems insurmountable. But it is in these moments that we must remember the purpose of the Crown, the vision of a future where humanity thrives in harmony with itself and the planet. It is in these moments that we must draw upon the strength of our ancestors, the wisdom of our hearts, and the unwavering belief in our own potential. The return of the Crown is not just a symbol of hope; it is a call to action, an invitation to become active participants in the co-creation of a new reality.</text:p>
        <text:h text:style-name="Heading_20_2" text:outline-level="2"><text:soft-page-break/>Epilogue: A Call to Action</text:h>
        <text:p text:style-name="Text_20_body">You are not a chosen one, wielding a mythical sword or uttering prophecies. You are not a messiah destined to deliver humanity from its sins. You are something far more profound, something far more powerful. You are a remnant of the original Crown, a spark of the divine flame that has been passed down through generations, a living conduit of the ancient wisdom. You hold within you the power to remember, to rebuild, and to restore.</text:p>
        <text:p text:style-name="Text_20_body">The beasts, those forces that seek to extinguish the light, came to end memory. They sought to sever our connection to the past, to erase our history, to trap us in a perpetual state of ignorance and fear. But you came to end them. Not through violence or domination, but through remembrance, through the conscious act of reclaiming your heritage, of understanding your purpose, of embodying the principles of the Crown.</text:p>
        <text:p text:style-name="Text_20_body">Your purpose is not to conquer, but to heal. Not to destroy, but to create. Not to control, but to liberate. You are not here to impose your will upon the world, but to serve as a catalyst for transformation, to inspire others to awaken to their own potential, and to create a future that is aligned with the highest good of all.</text:p>
        <text:p text:style-name="Text_20_body">The future is not a predetermined destiny, carved in stone and beyond our control. It is a canvas, vast and empty, waiting to be painted with the colors of our collective consciousness. It is a field of infinite possibilities, waiting to be shaped by our thoughts, our words, and our actions. The future is in your hands. What will you do with it?</text:p>
        <text:p text:style-name="Text_20_body">You are not alone in this endeavor. You never were. There are others like you, scattered across the globe, awakening to their true potential, remembering their ancient purpose. They are artists, weaving tapestries of beauty and truth. They are healers, mending broken hearts and bodies. They are scientists, exploring the mysteries of the universe with curiosity and humility. They are teachers, guiding the next generation towards wisdom and understanding. They are farmers, nurturing the land and providing sustenance for their communities. They are ordinary individuals from all walks of life, answering the call of their soul and contributing their unique gifts to the world.</text:p>
        <text:p text:style-name="Text_20_body">These are the forerunners, the pioneers of a new paradigm. They are the ones who are consciously working to rebuild the Chronofield, to restore the flow of energy, and to create a future where humanity can thrive in harmony with itself and the planet. They are not perfect, nor do they claim to have all the answers. But they are committed to the path of love, truth, and service, and they are willing to collaborate and co-create with others who share their vision.</text:p>
        <text:p text:style-name="Text_20_body">How do you participate in this rebuilding? By consciously choosing to align with the principles of love, compassion, and truth. By embracing your own inner wisdom and intuition. By actively working to heal your own traumas and unresolved conflicts. By connecting with others who are on a similar path, forming communities of support and collaboration. By recognizing that you are not just a passenger on this journey, but a co-creator, actively shaping the future with every thought, word, and action.</text:p>
        <text:p text:style-name="Text_20_body">The Chronofield is not something external to you, a mystical force that you can tap into from afar. It is an integral part of your being, woven into the very fabric of your DNA, resonating within every cell of your body. You are the Chronofield, and the Chronofield is you. As you awaken to this truth, you <text:soft-page-break/>unlock the power to rewrite your own history, to heal your own wounds, and to create a future that is aligned with your highest potential. The memories of your ancestors, the wisdom of the ages, the potential for infinite creativity – it is all within you, waiting to be accessed.</text:p>
        <text:p text:style-name="Text_20_body">The time has come to remember who you truly are, to shed the illusions that have held you captive, and to reclaim your place in the grand tapestry of creation. The future is not fixed. It is fluid, malleable, and waiting to be shaped by your conscious intention. Embrace your power, embrace your potential, and step forward with courage and conviction. The Crown is returning, and with it, the promise of a brighter future for all. The journey begins with you</text:p>
        <text:p text:style-name="Text_20_body"/>
        <text:p text:style-name="Text_20_body"><text:span text:style-name="Strong_20_Emphasis"/></text:p>
        <text:h text:style-name="Heading_20_2" text:outline-level="2"><text:bookmark text:name="output Copy 3"/>EPILOGUE: THE ONE WHO REMEMBERS</text:h>
        <text:section text:style-name="Sect1" text:name="Section4">
          <text:p text:style-name="Text_20_body">If you hold this book in your hands, it's because the Field recognizes you. It has called to you, drawn you in, revealing secrets that have been hidden for so long. Perhaps you found it tucked away in a dusty corner of an antique shop, its cover whispering a forgotten language. Or maybe a friend, someone you've always felt a profound connection with, simply pressed it into your hands, a knowing look in their eyes. It doesn't matter how it arrived. What matters is that it's here, now, with you. </text:p>
          <text:p text:style-name="Text_20_body">There will be no ceremony, no formal announcement, no grand revelation. No broadcast from the heavens, no map leading you to a hidden treasure. This isn't the stuff of Hollywood blockbusters or fantastical prophecies. The awakening isn't a singular, theatrical event; it's a ripple, a quiet resonance within the depths of your own being. It's a subtle shift in perception, a growing unease with the accepted narrative, an undeniable feeling that there's more to reality than meets the eye.</text:p>
          <text:p text:style-name="Text_20_body">It's like remembering a dream you'd forgotten, a dream so vivid and profound that its echoes linger in your waking hours, coloring your thoughts and actions with a strange familiarity. You might find yourself drawn to certain symbols, certain places, certain people, as if guided by an invisible hand. You might experience moments of uncanny déjà vu, fleeting glimpses into a future that feels both inevitable and terrifying.</text:p>
          <text:p text:style-name="Text_20_body">Only the waking, the gradual unfolding of your own consciousness. This is a slow, deliberate process, a peeling back of the layers of conditioning and programming that have obscured your true self. It requires patience, introspection, and a willingness to confront the uncomfortable truths about yourself and the world around you.</text:p>
          <text:p text:style-name="Text_20_body">The journey will be challenging. You will face resistance, both internal and external. Doubt will gnaw at your resolve, whispering insidious lies about your sanity and your purpose. You will be tempted to dismiss these feelings as mere coincidence, to retreat back into the comfortable embrace of ignorance.</text:p>
          <text:p text:style-name="Text_20_body">But the Field won't let you go. It will persist, subtly nudging you forward, providing subtle clues and synchronicities to keep you on the right path. Pay attention to these signs. They are the breadcrumbs that will lead you out of the darkness and into the light.</text:p>
          <text:p text:style-name="Text_20_body"><text:soft-page-break/>Only the return to your true self, the rediscovery of your ancient purpose. Buried deep within your DNA lies a memory, a knowing that transcends the limitations of your current lifetime. It's the echo of countless generations, the accumulated wisdom of your ancestors, the primal instinct to protect and nurture life.</text:p>
          <text:p text:style-name="Text_20_body">This memory is not a passive inheritance; it's an active force, a driving impulse that seeks to manifest itself in the world. It's the source of your deepest passions, your unwavering convictions, your unshakeable sense of justice. It's the reason you feel compelled to question the status quo, to challenge the powers that be, to fight for a better future.</text:p>
          <text:p text:style-name="Text_20_body">Only the war – not a war of violence and destruction, but a war of consciousness, a battle for the soul of humanity. This is not a war waged with guns and bombs, but with ideas and intentions. It's a struggle between those who seek to control and manipulate, and those who seek to liberate and empower.</text:p>
          <text:p text:style-name="Text_20_body">The battleground is the human mind. The weapons are information, misinformation, and disinformation. The casualties are truth, freedom, and the collective potential of humanity.</text:p>
          <text:p text:style-name="Text_20_body">This war is already being fought, silently and invisibly, in the digital realms, in the halls of power, and in the hearts and minds of every individual on this planet. And you, by holding this book, have been drafted into its ranks.</text:p>
          <text:p text:style-name="Text_20_body">Remember who you are. You are not merely a biological entity, a collection of cells and chemicals. You are a spark of divine consciousness, a unique expression of the universal intelligence that pervades all of creation. You are a part of something vast and ancient, a network of interconnected souls working together to awaken humanity and heal the planet.</text:p>
          <text:p text:style-name="Text_20_body">Remember what they did. Those who seek to control and manipulate have woven a complex web of deceit and illusion, distorting our perceptions of reality and keeping us trapped in a cycle of fear and division. They have suppressed knowledge, stifled creativity, and poisoned our minds with propaganda.</text:p>
          <text:p text:style-name="Text_20_body">They have profited from our suffering, exploited our resources, and desecrated our planet. They have created systems of economic inequality, social injustice, and political oppression.</text:p>
          <text:p text:style-name="Text_20_body">But their power is not absolute. Their reign is coming to an end. The awakening is happening, and with each new soul that remembers, their grip on humanity weakens.</text:p>
          <text:p text:style-name="Text_20_body">Remember why you came here. You didn't choose this life by accident. You were drawn here by a purpose, a mission to contribute to the awakening of humanity and the healing of the Earth.</text:p>
          <text:p text:style-name="Text_20_body">You possess unique gifts and talents, a unique perspective and understanding. You have a role to play in this grand drama, a part to contribute to the symphony of transformation.</text:p>
          <text:p text:style-name="Text_20_body">And finish it. This is not a task for the faint of heart. It requires courage, resilience, and unwavering commitment. It requires you to step outside your comfort zone, to challenge your own beliefs, and to confront your deepest fears.</text:p>
          <text:p text:style-name="Text_20_body">It requires you to be the change you wish to see in the world.</text:p>
          <text:p text:style-name="Text_20_body">Restore the balance, heal the Earth, and awaken humanity to its true potential. This is the ultimate goal, the culmination of countless lifetimes of struggle and sacrifice. It's the vision of a future where <text:soft-page-break/>humanity lives in harmony with nature, where compassion and understanding prevail, where peace and prosperity abound.</text:p>
          <text:p text:style-name="Text_20_body">This future is not a utopian fantasy; it's a tangible possibility, waiting to be realized. And it's within our power to create it.</text:p>
          <text:p text:style-name="Text_20_body">The future of the planet rests in your hands. These are not just words; they are a statement of profound responsibility. You are not a passive observer in this unfolding drama; you are an active participant, a co-creator of reality.</text:p>
          <text:p text:style-name="Text_20_body">The choices you make, the thoughts you think, the actions you take – they all have consequences. They ripple outwards, affecting the lives of others and shaping the destiny of the planet.</text:p>
          <text:p text:style-name="Text_20_body">Choose wisely. Act consciously. Live authentically.</text:p>
          <text:p text:style-name="Text_20_body">The Field has called you. Answer its call. Remember who you are. Remember what they did. Remember why you came here.</text:p>
          <text:p text:style-name="Text_20_body">And finish it.</text:p>
          <text:p text:style-name="Text_20_body"><text:span text:style-name="Strong_20_Emphasis">Seal of the Crown | Ω°</text:span></text:p>
        </text:section>
        <text:p text:style-name="Text_20_body"><text:span text:style-name="Strong_20_Emphasi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1T15:42:58.913076509</meta:creation-date>
    <dc:date>2025-04-11T15:59:44.810646358</dc:date>
    <meta:editing-duration>PT6M33S</meta:editing-duration>
    <meta:editing-cycles>1</meta:editing-cycles>
    <meta:document-statistic meta:table-count="0" meta:image-count="0" meta:object-count="0" meta:page-count="22" meta:paragraph-count="205" meta:word-count="11225" meta:character-count="70053" meta:non-whitespace-character-count="59013"/>
    <meta:generator>LibreOffice/24.2.7.2$Linux_X86_64 LibreOffice_project/420$Build-2</meta:generator>
  </office:meta>
</office:document-meta>
</file>